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ED1C24"/>
    </style:style>
    <style:style style:name="T3" style:parent-style-name="DefaultParagraphFont" style:family="text">
      <style:text-properties fo:color="#ED1C24" fo:language="en" fo:country="US"/>
    </style:style>
    <style:style style:name="T4" style:parent-style-name="DefaultParagraphFont" style:family="text">
      <style:text-properties fo:color="#ED1C24"/>
    </style:style>
    <style:style style:name="T5" style:parent-style-name="DefaultParagraphFont" style:family="text">
      <style:text-properties fo:color="#ED1C24" fo:language="en" fo:country="US"/>
    </style:style>
    <style:style style:name="T6" style:parent-style-name="DefaultParagraphFont" style:family="text">
      <style:text-properties fo:color="#ED1C24" fo:language="en" fo:country="US"/>
    </style:style>
    <style:style style:name="T7" style:parent-style-name="DefaultParagraphFont" style:family="text">
      <style:text-properties fo:color="#ED1C24" fo:language="en" fo:country="US"/>
    </style:style>
    <style:style style:name="T8" style:parent-style-name="DefaultParagraphFont" style:family="text">
      <style:text-properties fo:color="#ED1C24" fo:language="en" fo:country="US"/>
    </style:style>
    <style:style style:name="T9" style:parent-style-name="DefaultParagraphFont" style:family="text">
      <style:text-properties fo:color="#ED1C24" fo:language="en" fo:country="US"/>
    </style:style>
    <style:style style:name="P10" style:parent-style-name="Standard" style:family="paragraph">
      <style:text-properties fo:color="#ED1C24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color="#0066B3" fo:language="en" fo:country="US"/>
    </style:style>
    <style:style style:name="T13" style:parent-style-name="DefaultParagraphFont" style:family="text">
      <style:text-properties fo:color="#0066B3" fo:language="en" fo:country="US"/>
    </style:style>
    <style:style style:name="T14" style:parent-style-name="DefaultParagraphFont" style:family="text">
      <style:text-properties fo:color="#0066B3" fo:language="en" fo:country="US"/>
    </style:style>
    <style:style style:name="T15" style:parent-style-name="DefaultParagraphFont" style:family="text">
      <style:text-properties fo:color="#0066B3" fo:language="en" fo:country="US"/>
    </style:style>
    <style:style style:name="T16" style:parent-style-name="DefaultParagraphFont" style:family="text">
      <style:text-properties fo:color="#0066B3" fo:language="en" fo:country="US"/>
    </style:style>
    <style:style style:name="T17" style:parent-style-name="DefaultParagraphFont" style:family="text">
      <style:text-properties fo:color="#0066B3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color="#00A65D" fo:language="en" fo:country="US"/>
    </style:style>
    <style:style style:name="T20" style:parent-style-name="DefaultParagraphFont" style:family="text">
      <style:text-properties fo:color="#00A65D" fo:language="en" fo:country="US"/>
    </style:style>
    <style:style style:name="P21" style:parent-style-name="Standard" style:family="paragraph">
      <style:text-properties fo:color="#00A65D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Standard" style:family="paragraph">
      <style:text-properties fo:color="#7030A0"/>
    </style:style>
    <style:style style:name="P25" style:parent-style-name="Standard" style:family="paragraph">
      <style:text-properties fo:color="#7030A0"/>
    </style:style>
    <style:style style:name="P26" style:parent-style-name="Standard" style:family="paragraph">
      <style:text-properties fo:color="#7030A0"/>
    </style:style>
    <style:style style:name="P27" style:parent-style-name="Standard" style:family="paragraph">
      <style:text-properties fo:color="#7030A0"/>
    </style:style>
    <style:style style:name="P28" style:parent-style-name="Standard" style:family="paragraph">
      <style:text-properties fo:color="#7030A0"/>
    </style:style>
    <style:style style:name="P29" style:parent-style-name="Standard" style:family="paragraph">
      <style:text-properties fo:color="#7030A0"/>
    </style:style>
    <style:style style:name="P30" style:parent-style-name="Standard" style:family="paragraph">
      <style:text-properties fo:color="#7030A0"/>
    </style:style>
    <style:style style:name="P31" style:parent-style-name="Standard" style:family="paragraph">
      <style:text-properties fo:color="#7030A0"/>
    </style:style>
    <style:style style:name="P32" style:parent-style-name="Standard" style:family="paragraph">
      <style:text-properties fo:color="#7030A0"/>
    </style:style>
    <style:style style:name="P33" style:parent-style-name="Standard" style:family="paragraph">
      <style:text-properties fo:color="#7030A0"/>
    </style:style>
    <style:style style:name="P34" style:parent-style-name="Standard" style:family="paragraph">
      <style:text-properties fo:color="#7030A0"/>
    </style:style>
    <style:style style:name="P35" style:parent-style-name="Standard" style:family="paragraph">
      <style:text-properties fo:color="#7030A0"/>
    </style:style>
    <style:style style:name="P36" style:parent-style-name="Standard" style:family="paragraph">
      <style:text-properties fo:color="#7030A0"/>
    </style:style>
    <style:style style:name="P37" style:parent-style-name="Standard" style:family="paragraph">
      <style:text-properties fo:color="#7030A0"/>
    </style:style>
    <style:style style:name="P38" style:parent-style-name="Standard" style:family="paragraph">
      <style:text-properties fo:color="#7030A0"/>
    </style:style>
    <style:style style:name="P39" style:parent-style-name="Standard" style:family="paragraph">
      <style:text-properties fo:color="#7030A0"/>
    </style:style>
    <style:style style:name="P40" style:parent-style-name="Standard" style:family="paragraph">
      <style:text-properties fo:color="#7030A0"/>
    </style:style>
    <style:style style:name="P41" style:parent-style-name="Standard" style:family="paragraph">
      <style:text-properties fo:color="#7030A0"/>
    </style:style>
    <style:style style:name="P42" style:parent-style-name="Standard" style:family="paragraph">
      <style:text-properties fo:color="#7030A0"/>
    </style:style>
    <style:style style:name="P43" style:parent-style-name="Standard" style:family="paragraph">
      <style:text-properties fo:color="#7030A0"/>
    </style:style>
    <style:style style:name="P44" style:parent-style-name="Standard" style:family="paragraph">
      <style:text-properties fo:color="#7030A0"/>
    </style:style>
    <style:style style:name="P45" style:parent-style-name="Standard" style:family="paragraph">
      <style:text-properties fo:color="#7030A0"/>
    </style:style>
    <style:style style:name="P46" style:parent-style-name="Standard" style:family="paragraph">
      <style:text-properties fo:color="#7030A0"/>
    </style:style>
    <style:style style:name="P47" style:parent-style-name="Standard" style:family="paragraph">
      <style:text-properties fo:color="#7030A0"/>
    </style:style>
    <style:style style:name="P48" style:parent-style-name="Standard" style:family="paragraph">
      <style:text-properties fo:color="#7030A0"/>
    </style:style>
    <style:style style:name="P49" style:parent-style-name="Standard" style:family="paragraph">
      <style:text-properties fo:color="#7030A0"/>
    </style:style>
    <style:style style:name="P50" style:parent-style-name="Standard" style:family="paragraph">
      <style:text-properties fo:color="#7030A0"/>
    </style:style>
    <style:style style:name="P51" style:parent-style-name="Standard" style:family="paragraph">
      <style:text-properties fo:color="#4472C4"/>
    </style:style>
    <style:style style:name="P52" style:parent-style-name="Standard" style:family="paragraph">
      <style:text-properties fo:color="#4472C4"/>
    </style:style>
    <style:style style:name="P53" style:parent-style-name="Standard" style:family="paragraph">
      <style:text-properties fo:color="#4472C4"/>
    </style:style>
    <style:style style:name="P54" style:parent-style-name="Standard" style:family="paragraph">
      <style:text-properties fo:color="#4472C4"/>
    </style:style>
    <style:style style:name="P55" style:parent-style-name="Standard" style:family="paragraph">
      <style:text-properties fo:color="#4472C4"/>
    </style:style>
    <style:style style:name="P56" style:parent-style-name="Standard" style:family="paragraph">
      <style:text-properties fo:color="#4472C4"/>
    </style:style>
    <style:style style:name="P57" style:parent-style-name="Standard" style:family="paragraph">
      <style:text-properties fo:color="#4472C4"/>
    </style:style>
    <style:style style:name="P58" style:parent-style-name="Standard" style:family="paragraph">
      <style:text-properties fo:color="#4472C4"/>
    </style:style>
    <style:style style:name="P59" style:parent-style-name="Standard" style:family="paragraph">
      <style:text-properties fo:color="#4472C4"/>
    </style:style>
    <style:style style:name="P60" style:parent-style-name="Standard" style:family="paragraph">
      <style:text-properties fo:color="#4472C4"/>
    </style:style>
    <style:style style:name="P61" style:parent-style-name="Standard" style:family="paragraph">
      <style:text-properties fo:color="#4472C4"/>
    </style:style>
    <style:style style:name="P62" style:parent-style-name="Standard" style:family="paragraph">
      <style:text-properties fo:color="#4472C4"/>
    </style:style>
    <style:style style:name="P63" style:parent-style-name="Standard" style:family="paragraph">
      <style:text-properties fo:color="#4472C4"/>
    </style:style>
    <style:style style:name="P64" style:parent-style-name="Standard" style:family="paragraph">
      <style:text-properties fo:color="#4472C4"/>
    </style:style>
    <style:style style:name="P65" style:parent-style-name="Standard" style:family="paragraph">
      <style:text-properties fo:color="#FF0000"/>
    </style:style>
    <style:style style:name="P66" style:parent-style-name="Standard" style:family="paragraph">
      <style:text-properties fo:color="#FF0000"/>
    </style:style>
    <style:style style:name="P67" style:parent-style-name="Standard" style:family="paragraph">
      <style:text-properties fo:color="#FF0000"/>
    </style:style>
    <style:style style:name="P68" style:parent-style-name="Standard" style:family="paragraph">
      <style:text-properties fo:color="#FF0000"/>
    </style:style>
    <style:style style:name="P69" style:parent-style-name="Standard" style:family="paragraph">
      <style:text-properties fo:color="#FF0000"/>
    </style:style>
    <style:style style:name="P70" style:parent-style-name="Standard" style:family="paragraph">
      <style:text-properties fo:color="#FF0000"/>
    </style:style>
    <style:style style:name="P71" style:parent-style-name="Standard" style:family="paragraph">
      <style:text-properties fo:color="#FF0000"/>
    </style:style>
    <style:style style:name="P72" style:parent-style-name="Standard" style:family="paragraph">
      <style:text-properties fo:color="#FF0000"/>
    </style:style>
    <style:style style:name="P73" style:parent-style-name="Standard" style:family="paragraph">
      <style:text-properties fo:color="#FF0000"/>
    </style:style>
    <style:style style:name="P74" style:parent-style-name="Standard" style:family="paragraph">
      <style:text-properties fo:color="#FF0000"/>
    </style:style>
    <style:style style:name="P75" style:parent-style-name="Standard" style:family="paragraph">
      <style:text-properties fo:color="#FF0000"/>
    </style:style>
    <style:style style:name="P76" style:parent-style-name="Standard" style:family="paragraph">
      <style:text-properties fo:color="#FF0000"/>
    </style:style>
    <style:style style:name="P77" style:parent-style-name="Standard" style:family="paragraph">
      <style:text-properties fo:color="#00B050"/>
    </style:style>
    <style:style style:name="P78" style:parent-style-name="Standard" style:family="paragraph">
      <style:text-properties fo:color="#00B050"/>
    </style:style>
    <style:style style:name="P79" style:parent-style-name="Standard" style:family="paragraph">
      <style:text-properties fo:color="#00B050"/>
    </style:style>
    <style:style style:name="P80" style:parent-style-name="Standard" style:family="paragraph">
      <style:text-properties fo:color="#00B050"/>
    </style:style>
    <style:style style:name="P81" style:parent-style-name="Standard" style:family="paragraph">
      <style:text-properties fo:color="#00B050"/>
    </style:style>
    <style:style style:name="P82" style:parent-style-name="Standard" style:family="paragraph">
      <style:text-properties fo:color="#00B050"/>
    </style:style>
    <style:style style:name="P83" style:parent-style-name="Standard" style:family="paragraph">
      <style:text-properties fo:color="#00B050"/>
    </style:style>
    <style:style style:name="P84" style:parent-style-name="Standard" style:family="paragraph">
      <style:text-properties fo:color="#00B050"/>
    </style:style>
    <style:style style:name="P85" style:parent-style-name="Standard" style:family="paragraph">
      <style:text-properties fo:color="#00B050"/>
    </style:style>
    <style:style style:name="P86" style:parent-style-name="Standard" style:family="paragraph">
      <style:text-properties fo:color="#00B050"/>
    </style:style>
    <style:style style:name="P87" style:parent-style-name="Standard" style:family="paragraph">
      <style:text-properties fo:color="#00B050"/>
    </style:style>
    <style:style style:name="P88" style:parent-style-name="Standard" style:family="paragraph">
      <style:text-properties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family="paragraph">
      <style:text-properties fo:color="#00B050"/>
    </style:style>
    <style:style style:name="P91" style:parent-style-name="Standard" style:family="paragraph">
      <style:text-properties fo:color="#00B050"/>
    </style:style>
    <style:style style:name="P92" style:parent-style-name="Standard" style:family="paragraph">
      <style:text-properties fo:color="#00B050"/>
    </style:style>
    <style:style style:name="P93" style:parent-style-name="Standard" style:family="paragraph">
      <style:text-properties fo:color="#00B050"/>
    </style:style>
    <style:style style:name="P94" style:parent-style-name="Standard" style:family="paragraph">
      <style:text-properties fo:color="#00B050"/>
    </style:style>
    <style:style style:name="P95" style:parent-style-name="Standard" style:family="paragraph">
      <style:text-properties fo:color="#00B050"/>
    </style:style>
    <style:style style:name="P96" style:parent-style-name="Standard" style:family="paragraph">
      <style:text-properties fo:color="#00B050"/>
    </style:style>
    <style:style style:name="P97" style:parent-style-name="Standard" style:family="paragraph">
      <style:text-properties fo:color="#00B050"/>
    </style:style>
    <style:style style:name="P98" style:parent-style-name="Standard" style:family="paragraph">
      <style:text-properties fo:color="#00B050"/>
    </style:style>
    <style:style style:name="P99" style:parent-style-name="Standard" style:family="paragraph">
      <style:text-properties fo:color="#00B050"/>
    </style:style>
    <style:style style:name="P100" style:parent-style-name="Standard" style:family="paragraph">
      <style:text-properties fo:color="#00B050"/>
    </style:style>
    <style:style style:name="T101" style:parent-style-name="DefaultParagraphFont" style:family="text">
      <style:text-properties fo:color="#00B050"/>
    </style:style>
  </office:automatic-styles>
  <office:body>
    <office:text text:use-soft-page-breaks="true">
      <text:p text:style-name="P1">Verkefni 1 – Javascript</text:p>
      <text:p text:style-name="Standard"/>
      <text:p text:style-name="Standard">1.<text:s/><text:tab/>Null stendur fyrir gildi sem ekki er til eða er tómt. Null skilgreinist sem hlutur í Javascript.</text:p>
      <text:p text:style-name="Standard">Undefined er breyta sem hefur verið búin til en ekki fengið neina skilgreiningu. Ólíkt null er undefined skilgreint sem undefined í Javascript.</text:p>
      <text:p text:style-name="Standard"/>
      <text:p text:style-name="Standard">2.<text:s/><text:tab/>“use strict”; skipunin lætur kóðann verða framkvæmdann með strengri reglum. Til dæmis þurfa allar breytur að vera skilgreindar í “use strict” kóða.</text:p>
      <text:p text:style-name="Standard"/>
      <text:p text:style-name="Standard">3.<text:tab/>Var er global þannig að það er auðveldara að kalla í það á meðan Let er það ekki.</text:p>
      <text:p text:style-name="Standard"/>
      <text:p text:style-name="Standard">4.</text:p>
      <text:p text:style-name="Standard"><text:tab/><text:span text:style-name="T2">function sum</text:span><text:span text:style-name="T3">ma1</text:span><text:span text:style-name="T4">(a, b)</text:span></text:p>
      <text:p text:style-name="Standard"><text:span text:style-name="T5"><text:tab/>{</text:span></text:p>
      <text:p text:style-name="Standard"><text:span text:style-name="T6"><text:tab/></text:span><text:span text:style-name="T7"><text:tab/>return a + b;</text:span></text:p>
      <text:p text:style-name="Standard"><text:span text:style-name="T8"><text:tab/>}</text:span></text:p>
      <text:p text:style-name="Standard"><text:span text:style-name="T9"><text:tab/>console.log(summa1(1, 2))</text:span></text:p>
      <text:p text:style-name="P10"/>
      <text:p text:style-name="Standard"><text:span text:style-name="T11"><text:tab/></text:span><text:span text:style-name="T12">var summa2 = function(a, b)</text:span></text:p>
      <text:p text:style-name="Standard"><text:span text:style-name="T13"><text:tab/>{</text:span></text:p>
      <text:p text:style-name="Standard"><text:span text:style-name="T14"><text:tab/></text:span><text:span text:style-name="T15"><text:tab/>return a + b;</text:span></text:p>
      <text:p text:style-name="Standard"><text:span text:style-name="T16"><text:tab/>}</text:span></text:p>
      <text:p text:style-name="Standard"><text:span text:style-name="T17"><text:tab/>console.log(summa2(1, 2))</text:span></text:p>
      <text:p text:style-name="Standard"/>
      <text:p text:style-name="Standard"><text:span text:style-name="T18"><text:tab/></text:span><text:span text:style-name="T19">var summa3 = (a, b) =&gt; a + b;</text:span></text:p>
      <text:p text:style-name="Standard"><text:span text:style-name="T20"><text:tab/>console.log(summa3(1, 2))</text:span></text:p>
      <text:p text:style-name="P21"/>
      <text:p text:style-name="Standard"><text:span text:style-name="T22">5.</text:span><text:span text:style-name="T23"><text:tab/>Svigarnir gera fallinu greitt a</text:span>ð vera nafnlaust og lætur það bara vera keyrt einu sinni á staðnum sem það er skrifað í kóðann.</text:p>
      <text:p text:style-name="Standard"/>
      <text:p text:style-name="Standard">6. Javascript þýðandinn breytir kóðanum úr þessu</text:p>
      <text:p text:style-name="Standard"/>
      <text:p text:style-name="P24">function foo()</text:p>
      <text:p text:style-name="P25">{</text:p>
      <text:p text:style-name="P26"><text:tab/>function bar()</text:p>
      <text:p text:style-name="P27"><text:tab/>{</text:p>
      <text:p text:style-name="P28"><text:tab/><text:tab/>return 3;</text:p>
      <text:p text:style-name="P29"><text:tab/>}</text:p>
      <text:p text:style-name="P30"><text:tab/>return bar();</text:p>
      <text:p text:style-name="P31"><text:tab/>function bar()</text:p>
      <text:p text:style-name="P32"><text:tab/>{</text:p>
      <text:p text:style-name="P33"><text:tab/><text:tab/>return 8;</text:p>
      <text:p text:style-name="P34"><text:tab/>}</text:p>
      <text:p text:style-name="P35">} alert(foo());</text:p>
      <text:p text:style-name="P36"><text:s/></text:p>
      <text:p text:style-name="P37">í þetta :</text:p>
      <text:p text:style-name="P38"/>
      <text:p text:style-name="P39">function foo()</text:p>
      <text:p text:style-name="P40">{</text:p>
      <text:p text:style-name="P41"><text:tab/>function bar()</text:p>
      <text:p text:style-name="P42"><text:tab/>{</text:p>
      <text:p text:style-name="P43"><text:tab/><text:tab/>return 3;</text:p>
      <text:soft-page-break/>
      <text:p text:style-name="P44"><text:tab/>}</text:p>
      <text:p text:style-name="P45"><text:tab/>function bar()</text:p>
      <text:p text:style-name="P46"><text:tab/>{</text:p>
      <text:p text:style-name="P47"><text:tab/><text:tab/>return 8;</text:p>
      <text:p text:style-name="P48"><text:tab/>}</text:p>
      <text:p text:style-name="P49"><text:tab/>return bar();</text:p>
      <text:p text:style-name="P50">} alert(foo());</text:p>
      <text:p text:style-name="Standard"/>
      <text:p text:style-name="Standard">útkoman er 8 því þýðandinn keyrir þetta svona og í þessu tilfelli var bar fyrst 3 og svo breytt í 8.</text:p>
      <text:p text:style-name="Standard"/>
      <text:p text:style-name="Standard">8.</text:p>
      <text:p text:style-name="Standard"/>
      <text:p text:style-name="P51">var test = [12, 929, 11, 3, 199, 1000, 7, 1, 24, 37, 4,</text:p>
      <text:p text:style-name="P52"><text:s text:c="4"/>19, 300, 3775, 299, 36, 209, 148, 169, 299,</text:p>
      <text:p text:style-name="P53"><text:s text:c="4"/>6, 109, 20, 58, 139, 59, 3, 1, 139</text:p>
      <text:p text:style-name="P54">];</text:p>
      <text:p text:style-name="P55"/>
      <text:p text:style-name="P56">test.forEach(function(test1)<text:s/></text:p>
      <text:p text:style-name="P57">{</text:p>
      <text:p text:style-name="P58"><text:s text:c="4"/>if (test1 % 3 == 0)<text:s/></text:p>
      <text:p text:style-name="P59"><text:s text:c="4"/>{</text:p>
      <text:p text:style-name="P60"><text:s text:c="8"/>test1+=100</text:p>
      <text:p text:style-name="P61"><text:s text:c="8"/>console.log(test1)</text:p>
      <text:p text:style-name="P62"><text:s text:c="4"/>}</text:p>
      <text:p text:style-name="P63">});</text:p>
      <text:p text:style-name="P64"/>
      <text:p text:style-name="Standard">9.</text:p>
      <text:p text:style-name="Standard"/>
      <text:p text:style-name="P65">var bills = [50.23, 19.12, 34.01,</text:p>
      <text:p text:style-name="P66"><text:s text:c="4"/>100.11, 12.15, 9.90, 29.11, 12.99,</text:p>
      <text:p text:style-name="P67"><text:s text:c="4"/>10.00, 99.22, 102.20, 100.10, 6.77, 2.22</text:p>
      <text:p text:style-name="P68">];</text:p>
      <text:p text:style-name="P69"/>
      <text:p text:style-name="P70">var taxedBills = bills.map(function(bill) {</text:p>
      <text:p text:style-name="P71"><text:s text:c="2"/>bill = bill*1.15;</text:p>
      <text:p text:style-name="P72"><text:s text:c="2"/>return bill</text:p>
      <text:p text:style-name="P73">});</text:p>
      <text:p text:style-name="P74"/>
      <text:p text:style-name="P75">console.log(taxedBills)</text:p>
      <text:p text:style-name="P76"/>
      <text:p text:style-name="Standard">10.</text:p>
      <text:p text:style-name="Standard"/>
      <text:p text:style-name="P77">var numbers = [</text:p>
      <text:p text:style-name="P78"><text:s text:c="4"/>[243, 12, 23, 12, 45, 45, 78, 66, 223, 3],</text:p>
      <text:p text:style-name="P79"><text:s text:c="4"/>[34, 2, 1, 553, 23, 4, 66, 23, 4, 55],</text:p>
      <text:p text:style-name="P80"><text:s text:c="4"/>[67, 56, 45, 553, 44, 55, 5, 428, 452, 3],</text:p>
      <text:p text:style-name="P81"><text:s text:c="4"/>[12, 31, 55, 445, 79, 44, 674, 224, 4, 21],</text:p>
      <text:p text:style-name="P82"><text:s text:c="4"/>[4, 2, 3, 52, 13, 51, 44, 1, 67, 5],</text:p>
      <text:p text:style-name="P83"><text:s text:c="4"/>[5, 65, 4, 5, 5, 6, 5, 43, 23, 4424],</text:p>
      <text:p text:style-name="P84"><text:s text:c="4"/>[74, 532, 6, 7, 35, 17, 89, 43, 43, 66],</text:p>
      <text:p text:style-name="P85"><text:s text:c="4"/>[53, 6, 89, 10, 23, 52, 111, 44, 109, 80],</text:p>
      <text:p text:style-name="P86"><text:s text:c="4"/>[67, 6, 53, 537, 2, 168, 16, 2, 1, 8],</text:p>
      <text:soft-page-break/>
      <text:p text:style-name="P87"><text:s text:c="4"/>[76, 7, 9, 6, 3, 73, 77, 100, 56, 100]</text:p>
      <text:p text:style-name="P88">];</text:p>
      <text:p text:style-name="P89">for (var r = 0; r &lt; numbers.length; r++){</text:p>
      <text:p text:style-name="P90"><text:tab/>for (var c = 0; c &lt; numbers[r].length; c++){</text:p>
      <text:p text:style-name="P91"><text:tab/><text:tab/>if (numbers[r][c] % 2 == 0)<text:tab/></text:p>
      <text:p text:style-name="P92"><text:tab/><text:tab/>{</text:p>
      <text:p text:style-name="P93"><text:tab/><text:tab/><text:tab/>numbers[r][c] = "even"</text:p>
      <text:p text:style-name="P94"><text:tab/><text:tab/>}</text:p>
      <text:p text:style-name="P95"><text:tab/><text:tab/>else</text:p>
      <text:p text:style-name="P96"><text:tab/><text:tab/>{</text:p>
      <text:p text:style-name="P97"><text:tab/><text:tab/><text:tab/>numbers[r][c] = "odd"</text:p>
      <text:p text:style-name="P98"><text:tab/><text:tab/>}</text:p>
      <text:p text:style-name="P99"><text:tab/>}</text:p>
      <text:p text:style-name="P100">}</text:p>
      <text:p text:style-name="Standard"><text:span text:style-name="T101">console.log(number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íel Þór Gestsson</dc:creator>
    <meta:creation-date>2018-09-02T19:45:00Z</meta:creation-date>
    <dc:date>2018-09-03T21:38:00Z</dc:date>
    <meta:template xlink:href="Normal" xlink:type="simple"/>
    <meta:editing-cycles>3</meta:editing-cycles>
    <meta:editing-duration>PT39300S</meta:editing-duration>
    <meta:document-statistic meta:page-count="3" meta:paragraph-count="4" meta:word-count="365" meta:character-count="2443" meta:row-count="17" meta:non-whitespace-character-count="2082"/>
  </office:meta>
</office:document-meta>
</file>